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b3fc9" officeooo:paragraph-rsid="000b3fc9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d31f1" officeooo:paragraph-rsid="000d31f1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e4e8c" officeooo:paragraph-rsid="000e4e8c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fd3f4" officeooo:paragraph-rsid="000fd3f4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19079" officeooo:paragraph-rsid="00119079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21c78" officeooo:paragraph-rsid="00121c78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3fce4" officeooo:paragraph-rsid="0013fce4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55282" officeooo:paragraph-rsid="00155282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5c9bb" officeooo:paragraph-rsid="0015c9bb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none" fo:font-weight="bold" officeooo:rsid="000d31f1" officeooo:paragraph-rsid="000d31f1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bold" officeooo:rsid="00119079" officeooo:paragraph-rsid="00119079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fo:font-weight="bold" officeooo:rsid="00121c78" officeooo:paragraph-rsid="00121c78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fo:font-weight="bold" officeooo:rsid="0013fce4" officeooo:paragraph-rsid="0013fce4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none" fo:font-weight="bold" officeooo:rsid="00155282" officeooo:paragraph-rsid="00155282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none" fo:font-weight="bold" officeooo:rsid="0015c9bb" officeooo:paragraph-rsid="0015c9bb" style:font-size-asian="15.75pt" style:font-weight-asian="bold" style:font-size-complex="18pt" style:font-weight-complex="bold"/>
    </style:style>
    <style:style style:name="T1" style:family="text">
      <style:text-properties officeooo:rsid="000e4e8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75c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and Github</text:p>
      <text:p text:style-name="P1"/>
      <text:p text:style-name="P10">Installing and Configuring Git</text:p>
      <text:p text:style-name="P10"/>
      <text:p text:style-name="P2">- <text:span text:style-name="T1">To install a git in ubuntu use the following commands:</text:span></text:p>
      <text:p text:style-name="P2"/>
      <text:p text:style-name="P3">=&gt; sudo apt update</text:p>
      <text:p text:style-name="P4">=&gt; sudo apt install git</text:p>
      <text:p text:style-name="P4"/>
      <text:p text:style-name="P11">To login</text:p>
      <text:p text:style-name="P11"/>
      <text:p text:style-name="P5">=&gt; git config –global user.name “”</text:p>
      <text:p text:style-name="P5">=&gt; git config –global user.email “”</text:p>
      <text:p text:style-name="P5"/>
      <text:p text:style-name="P12">To check your config</text:p>
      <text:p text:style-name="P12"/>
      <text:p text:style-name="P6">=&gt; git config –list</text:p>
      <text:p text:style-name="P6"/>
      <text:p text:style-name="P13">To make a file using cmd</text:p>
      <text:p text:style-name="P13"/>
      <text:p text:style-name="P7">touch index.html</text:p>
      <text:p text:style-name="P7"/>
      <text:p text:style-name="P7"/>
      <text:p text:style-name="P13">To check the content of the file</text:p>
      <text:p text:style-name="P13"/>
      <text:p text:style-name="P7">cat index.html</text:p>
      <text:p text:style-name="P7"/>
      <text:p text:style-name="P13">To stage a file </text:p>
      <text:p text:style-name="P13"/>
      <text:p text:style-name="P7">git add <text:span text:style-name="T2">filename</text:span></text:p>
      <text:p text:style-name="P7"><text:span text:style-name="T2"/></text:p>
      <text:p text:style-name="P14">To commit</text:p>
      <text:p text:style-name="P14"><text:soft-page-break/></text:p>
      <text:p text:style-name="P8">git commit -m <text:span text:style-name="T2">“”</text:span></text:p>
      <text:p text:style-name="P8"><text:span text:style-name="T2"/></text:p>
      <text:p text:style-name="P15">To add a files n specific repository</text:p>
      <text:p text:style-name="P15"/>
      <text:p text:style-name="P9">=&gt; git remote add origin<text:span text:style-name="T2"> repo link</text:span></text:p>
      <text:p text:style-name="P9"><text:span text:style-name="T3"/></text:p>
      <text:p text:style-name="P9"><text:span text:style-name="T4">git token: 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</text:span><text:span text:style-name="T2"> 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23:09:52.193113573</meta:creation-date>
    <meta:generator>LibreOffice/7.3.7.2$Linux_X86_64 LibreOffice_project/30$Build-2</meta:generator>
    <dc:date>2023-06-19T00:57:50.702938079</dc:date>
    <meta:editing-duration>PT1H37M43S</meta:editing-duration>
    <meta:editing-cycles>10</meta:editing-cycles>
    <meta:document-statistic meta:table-count="0" meta:image-count="0" meta:object-count="0" meta:page-count="2" meta:paragraph-count="21" meta:word-count="96" meta:character-count="522" meta:non-whitespace-character-count="445"/>
  </office:meta>
</office:document-meta>
</file>